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1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2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3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4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5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6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7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8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9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20" style:parent-style-name="Normal" style:family="paragraph">
      <style:text-properties fo:color="#000000"/>
    </style:style>
  </office:automatic-styles>
  <office:body>
    <office:text text:use-soft-page-breaks="true">
      <text:p text:style-name="P1"/>
      <text:p text:style-name="P11">a=int(input("Enter grade"))</text:p>
      <text:p text:style-name="P12">if(a &gt;75):</text:p>
      <text:p text:style-name="P13"><text:tab/>print("Distinction")</text:p>
      <text:p text:style-name="P14">elif(a&lt;=75 and a&gt;=60):</text:p>
      <text:p text:style-name="P15"><text:tab/>print("First Class")</text:p>
      <text:p text:style-name="P16">elif(a&lt;60 and a &gt;= 50):</text:p>
      <text:p text:style-name="P17"><text:tab/>print("Pass")</text:p>
      <text:p text:style-name="P18">else:</text:p>
      <text:p text:style-name="P19"><text:tab/>print("Fail")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23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T7" style:parent-style-name="DefaultParagraphFont" style:family="text">
      <style:text-properties fo:language="en" fo:country="IN"/>
    </style:style>
    <style:style style:name="T8" style:parent-style-name="DefaultParagraphFont" style:family="text">
      <style:text-properties fo:language="en" fo:country="IN"/>
    </style:style>
    <style:style style:name="P9" style:parent-style-name="Header" style:family="paragraph">
      <style:text-properties fo:language="en" fo:country="IN"/>
    </style:style>
    <style:style style:name="P10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/>
        <text:p text:style-name="P3"><text:span text:style-name="T4">Gokul Krishna R</text:span><text:span text:style-name="T5"><text:tab/></text:span><text:span text:style-name="T6">Program 2b</text:span><text:span text:style-name="T7"><text:tab/></text:span><text:span text:style-name="T8">12/10/2022</text:span></text:p>
        <text:p text:style-name="P9">20220040</text:p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hul Krishna.R</meta:initial-creator>
    <dc:creator>Rahul Krishna.R</dc:creator>
    <meta:creation-date>2022-11-16T01:55:00Z</meta:creation-date>
    <dc:date>2022-11-16T01:55:00Z</dc:date>
    <meta:template xlink:href="Normal" xlink:type="simple"/>
    <meta:editing-cycles>2</meta:editing-cycles>
    <meta:editing-duration>PT60S</meta:editing-duration>
    <meta:document-statistic meta:page-count="1" meta:paragraph-count="1" meta:word-count="25" meta:character-count="167" meta:row-count="1" meta:non-whitespace-character-count="143"/>
  </office:meta>
</office:document-meta>
</file>